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79c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 <text:span text:style-name="T1">My personal history with the implementation technology know as remote procedure calling(rpc) has gone through so many permutations that I often have to ask myself if indeed 'technology x' <text:s/>is <text:s/>my old friend rpc in a different bottle again. But unfailingly , the answer is y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6:40:49.094500216</meta:creation-date>
    <dc:date>2016-05-08T16:50:05.860266813</dc:date>
    <meta:editing-duration>PT9M17S</meta:editing-duration>
    <meta:editing-cycles>1</meta:editing-cycles>
    <meta:generator>LibreOffice/5.0.3.2$Linux_x86 LibreOffice_project/00m0$Build-2</meta:generator>
    <meta:document-statistic meta:table-count="0" meta:image-count="0" meta:object-count="0" meta:page-count="1" meta:paragraph-count="1" meta:word-count="46" meta:character-count="278" meta:non-whitespace-character-count="229"/>
  </office:meta>
</office:document-meta>
</file>